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, courier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181818" fo:letter-spacing="normal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181818" fo:letter-spacing="normal"/>
    </style:style>
    <style:style style:name="P4" style:family="paragraph" style:parent-style-name="Standard">
      <style:text-properties officeooo:rsid="001c21be" officeooo:paragraph-rsid="001c21be"/>
    </style:style>
    <style:style style:name="P5" style:family="paragraph" style:parent-style-name="Standard">
      <style:text-properties officeooo:rsid="001db080" officeooo:paragraph-rsid="001db080"/>
    </style:style>
    <style:style style:name="P6" style:family="paragraph" style:parent-style-name="Standard">
      <style:text-properties officeooo:rsid="001e2b45" officeooo:paragraph-rsid="001e2b45"/>
    </style:style>
    <style:style style:name="P7" style:family="paragraph" style:parent-style-name="Standard">
      <style:text-properties officeooo:rsid="001f40f9" officeooo:paragraph-rsid="001f40f9"/>
    </style:style>
    <style:style style:name="P8" style:family="paragraph" style:parent-style-name="Standard">
      <style:text-properties officeooo:rsid="00204f56" officeooo:paragraph-rsid="00204f56"/>
    </style:style>
    <style:style style:name="P9" style:family="paragraph" style:parent-style-name="Standard">
      <style:text-properties officeooo:rsid="00206660" officeooo:paragraph-rsid="00206660"/>
    </style:style>
    <style:style style:name="P10" style:family="paragraph" style:parent-style-name="Standard">
      <style:text-properties officeooo:paragraph-rsid="00206660"/>
    </style:style>
    <style:style style:name="P11" style:family="paragraph" style:parent-style-name="Standard">
      <style:text-properties fo:font-weight="normal" officeooo:rsid="00228729" officeooo:paragraph-rsid="00228729" style:font-weight-asian="normal" style:font-weight-complex="normal"/>
    </style:style>
    <style:style style:name="P12" style:family="paragraph" style:parent-style-name="Standard">
      <style:text-properties officeooo:rsid="00242a96" officeooo:paragraph-rsid="00242a96"/>
    </style:style>
    <style:style style:name="P13" style:family="paragraph" style:parent-style-name="Standard">
      <style:text-properties officeooo:rsid="0024f2d4" officeooo:paragraph-rsid="0024f2d4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20464b"/>
    </style:style>
    <style:style style:name="T3" style:family="text">
      <style:text-properties style:text-line-through-style="none" style:text-line-through-type="none" officeooo:rsid="00204f56"/>
    </style:style>
    <style:style style:name="T4" style:family="text">
      <style:text-properties style:text-line-through-style="none" style:text-line-through-type="none" officeooo:rsid="00206660"/>
    </style:style>
    <style:style style:name="T5" style:family="text">
      <style:text-properties style:text-line-through-style="none" style:text-line-through-type="none" officeooo:rsid="00228729"/>
    </style:style>
    <style:style style:name="T6" style:family="text">
      <style:text-properties officeooo:rsid="001f40f9"/>
    </style:style>
    <style:style style:name="T7" style:family="text">
      <style:text-properties fo:color="#502000" style:text-line-through-style="none" style:text-line-through-type="none" style:font-name="monospace" fo:font-size="12pt" fo:font-style="normal" fo:font-weight="bold"/>
    </style:style>
    <style:style style:name="T8" style:family="text">
      <style:text-properties fo:color="#006000" style:text-line-through-style="none" style:text-line-through-type="none" style:font-name="monospace" fo:font-size="12pt" fo:font-style="italic" fo:font-weight="normal"/>
    </style:style>
    <style:style style:name="T9" style:family="text">
      <style:text-properties style:font-name="monospace" fo:font-size="12pt" fo:font-style="normal" fo:font-weight="normal"/>
    </style:style>
    <style:style style:name="T10" style:family="text">
      <style:text-properties fo:font-variant="normal" fo:text-transform="none" fo:color="#502000" style:text-line-through-style="none" style:text-line-through-type="none" style:font-name="monospace" fo:font-size="12pt" fo:letter-spacing="normal" fo:font-style="normal"/>
    </style:style>
    <style:style style:name="T11" style:family="text">
      <style:text-properties fo:font-variant="normal" fo:text-transform="none" fo:color="#502000" style:text-line-through-style="none" style:text-line-through-type="none" style:font-name="monospace" fo:font-size="12pt" fo:letter-spacing="normal" fo:font-style="normal" fo:font-weight="bold"/>
    </style:style>
    <style:style style:name="T12" style:family="text">
      <style:text-properties fo:font-variant="normal" fo:text-transform="none" fo:color="#502000" style:text-line-through-style="none" style:text-line-through-type="none" style:font-name="monospace" fo:font-size="12pt" fo:letter-spacing="normal" fo:font-style="normal" fo:font-weight="bold" officeooo:rsid="00206660"/>
    </style:style>
    <style:style style:name="T13" style:family="text">
      <style:text-properties fo:font-variant="normal" fo:text-transform="none" fo:color="#502000" style:text-line-through-style="none" style:text-line-through-type="none" style:font-name="monospace" fo:font-size="12pt" fo:letter-spacing="normal" fo:font-style="normal" fo:font-weight="bold" officeooo:rsid="00213f26"/>
    </style:style>
    <style:style style:name="T14" style:family="text">
      <style:text-properties fo:font-variant="normal" fo:text-transform="none" fo:color="#502000" style:text-line-through-style="none" style:text-line-through-type="none" style:font-name="monospace" fo:font-size="12pt" fo:letter-spacing="normal" fo:font-style="normal" fo:font-weight="normal"/>
    </style:style>
    <style:style style:name="T15" style:family="text">
      <style:text-properties fo:font-variant="normal" fo:text-transform="none" fo:color="#006000" style:text-line-through-style="none" style:text-line-through-type="none" style:font-name="monospace" fo:font-size="12pt" fo:letter-spacing="normal" fo:font-style="italic" fo:font-weight="normal"/>
    </style:style>
    <style:style style:name="T16" style:family="text">
      <style:text-properties fo:font-variant="normal" fo:text-transform="none" fo:color="#181818" style:text-line-through-style="none" style:text-line-through-type="none" fo:letter-spacing="normal"/>
    </style:style>
    <style:style style:name="T17" style:family="text">
      <style:text-properties fo:font-variant="normal" fo:text-transform="none" fo:color="#181818" style:text-line-through-style="none" style:text-line-through-type="none" style:font-name="monospace" fo:font-size="12pt" fo:letter-spacing="normal" fo:font-style="normal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ecv</text:p>
      <text:p text:style-name="P4"/>
      <text:p text:style-name="P4"><text:tab/><text:span text:style-name="T6">execv(“./p”,null);</text:span></text:p>
      <text:p text:style-name="P4"/>
      <text:p text:style-name="P5">fork</text:p>
      <text:p text:style-name="P5"/>
      <text:p text:style-name="P5"><text:tab/><text:span text:style-name="T6">int c= fork();</text:span></text:p>
      <text:p text:style-name="P5"/>
      <text:p text:style-name="P5">wait</text:p>
      <text:p text:style-name="P5"><text:tab/><text:span text:style-name="T6">int c=10;</text:span></text:p>
      <text:p text:style-name="P5"><text:tab/><text:span text:style-name="T6">wait(&amp;c);</text:span></text:p>
      <text:p text:style-name="P5"/>
      <text:p text:style-name="P5">sleep</text:p>
      <text:p text:style-name="P5"><text:tab/><text:span text:style-name="T6">sleep(10);</text:span></text:p>
      <text:p text:style-name="P5"/>
      <text:p text:style-name="P5">exit</text:p>
      <text:p text:style-name="P5"><text:tab/><text:span text:style-name="T6">exit();</text:span></text:p>
      <text:p text:style-name="P5"/>
      <text:p text:style-name="P5">read</text:p>
      <text:p text:style-name="P5"><text:tab/><text:span text:style-name="T6">read(fd,buffer,size);</text:span></text:p>
      <text:p text:style-name="P5"/>
      <text:p text:style-name="P5">write</text:p>
      <text:p text:style-name="P5"><text:tab/><text:span text:style-name="T6">write(fd,buffer,size);</text:span></text:p>
      <text:p text:style-name="P5"/>
      <text:p text:style-name="P5">pipe</text:p>
      <text:p text:style-name="P5"><text:tab/><text:span text:style-name="T6">int A[2];</text:span></text:p>
      <text:p text:style-name="P5"><text:tab/><text:span text:style-name="T6">pipe(A);</text:span></text:p>
      <text:p text:style-name="P5"/>
      <text:p text:style-name="P5"><text:tab/>int pp[2];</text:p>
      <text:p text:style-name="P5"><text:tab/>char buffer1[1024];</text:p>
      <text:p text:style-name="P5"><text:tab/>char buffer2[1024];</text:p>
      <text:p text:style-name="P5"><text:tab/>pipe(pp);</text:p>
      <text:p text:style-name="P5"><text:tab/>cin&gt;&gt;buffer1;</text:p>
      <text:p text:style-name="P5"><text:tab/>write(pp[1],buffer1,1024);</text:p>
      <text:p text:style-name="P5"><text:tab/></text:p>
      <text:p text:style-name="P5"><text:tab/>read(pp[0],buffer2,1024);</text:p>
      <text:p text:style-name="P5"><text:tab/>cout&lt;&lt;buffer2&lt;&lt;endl;</text:p>
      <text:p text:style-name="P7"/>
      <text:p text:style-name="P5">close</text:p>
      <text:p text:style-name="P5"><text:tab/><text:span text:style-name="T6">close(fd);</text:span></text:p>
      <text:p text:style-name="P5"/>
      <text:p text:style-name="P5">dup</text:p>
      <text:p text:style-name="P5"><text:tab/><text:span text:style-name="T6">dup(oldfd);</text:span></text:p>
      <text:p text:style-name="P5"/>
      <text:p text:style-name="P5">dup2</text:p>
      <text:p text:style-name="P5"><text:tab/><text:span text:style-name="T6">dup2(oldfd,newfd);</text:span></text:p>
      <text:p text:style-name="P5"><text:tab/></text:p>
      <text:p text:style-name="P5"><text:tab/></text:p>
      <text:p text:style-name="P5"/>
      <text:p text:style-name="P5">popen <text:s/>- pipe <text:span text:style-name="T1">dup fork exec</text:span></text:p>
      <text:p text:style-name="P5"><text:span text:style-name="T1"><text:tab/></text:span><text:span text:style-name="T2">fd=popen(“./p”,”w”);</text:span></text:p>
      <text:p text:style-name="P5"><text:span text:style-name="T2"/></text:p>
      <text:p text:style-name="P5"><text:soft-page-break/><text:span text:style-name="T2"><text:tab/>char buffer1[1024];</text:span></text:p>
      <text:p text:style-name="P5"><text:span text:style-name="T2"><text:tab/>FILE* fd=popen("./p2","w");</text:span></text:p>
      <text:p text:style-name="P5"><text:span text:style-name="T2"><text:tab/>cout&lt;&lt;"read in p1:";</text:span></text:p>
      <text:p text:style-name="P5"><text:span text:style-name="T2"><text:tab/>cin&gt;&gt;buffer1;</text:span></text:p>
      <text:p text:style-name="P5"><text:span text:style-name="T2"><text:tab/>write(fileno(fd),buffer1,1024);</text:span></text:p>
      <text:p text:style-name="P5"><text:span text:style-name="T2"/></text:p>
      <text:p text:style-name="P5"><text:span text:style-name="T2"><text:tab/>char buffer2[1024];</text:span></text:p>
      <text:p text:style-name="P5"><text:span text:style-name="T2"><text:tab/>read(0,buffer2,1024);</text:span></text:p>
      <text:p text:style-name="P5"><text:span text:style-name="T2"><text:tab/>cout&lt;&lt;"p2: "&lt;&lt;buffer2&lt;&lt;endl;</text:span></text:p>
      <text:p text:style-name="P5"><text:span text:style-name="T1"/></text:p>
      <text:p text:style-name="P5"><text:span text:style-name="T1">mkfifo</text:span></text:p>
      <text:p text:style-name="P5"><text:span text:style-name="T1"><text:tab/></text:span><text:span text:style-name="T2">mkfifo(“name”,permission)</text:span></text:p>
      <text:p text:style-name="P5"><text:span text:style-name="T2"><text:tab/>int wfd=open(“name”)</text:span></text:p>
      <text:p text:style-name="P5"><text:span text:style-name="T2"><text:tab/></text:span></text:p>
      <text:p text:style-name="P5"><text:span text:style-name="T1"/></text:p>
      <text:p text:style-name="P5"><text:span text:style-name="T1">kill</text:span></text:p>
      <text:p text:style-name="P5"><text:span text:style-name="T1"><text:tab/></text:span><text:span text:style-name="T2">kill(pid,signo)</text:span></text:p>
      <text:p text:style-name="P5"><text:span text:style-name="T1"/></text:p>
      <text:p text:style-name="P5"><text:span text:style-name="T1">raise</text:span></text:p>
      <text:p text:style-name="P5"><text:span text:style-name="T1"><text:tab/></text:span><text:span text:style-name="T2">raise(signo)</text:span></text:p>
      <text:p text:style-name="P5"><text:span text:style-name="T1"/></text:p>
      <text:p text:style-name="P5"><text:span text:style-name="T1">killall</text:span></text:p>
      <text:p text:style-name="P5"><text:span text:style-name="T2"><text:tab/>killall()</text:span></text:p>
      <text:p text:style-name="P5"><text:span text:style-name="T1"/></text:p>
      <text:p text:style-name="P6"><text:span text:style-name="T1">IO MULTIPLEXING – fork threads signal poll</text:span></text:p>
      <text:p text:style-name="P6"><text:span text:style-name="T1"/></text:p>
      <text:p text:style-name="P6"><text:span text:style-name="T1">poll</text:span></text:p>
      <text:p text:style-name="P6"><text:span text:style-name="T1"><text:tab/></text:span><text:span text:style-name="T3">poll(struct pollfd * fds,int cnt,time)</text:span></text:p>
      <text:p text:style-name="P6"><text:span text:style-name="T3"><text:tab/>struct pollfd</text:span></text:p>
      <text:p text:style-name="P8"><text:span text:style-name="T1"><text:tab/>{</text:span></text:p>
      <text:p text:style-name="P8"><text:span text:style-name="T1"><text:tab/><text:tab/>int fd;</text:span></text:p>
      <text:p text:style-name="P8"><text:span text:style-name="T1"><text:tab/><text:tab/>short events;</text:span></text:p>
      <text:p text:style-name="P8"><text:span text:style-name="T1"><text:tab/><text:tab/>short revents;</text:span></text:p>
      <text:p text:style-name="P8"><text:span text:style-name="T1"><text:tab/>}</text:span></text:p>
      <text:p text:style-name="P8"><text:span text:style-name="T1"/></text:p>
      <text:p text:style-name="P8"><text:span text:style-name="T1"/></text:p>
      <text:p text:style-name="P8"><text:span text:style-name="T1"><text:tab/></text:span><text:span text:style-name="T5">s</text:span><text:span text:style-name="T1">truct pollfd pfds[3];</text:span></text:p>
      <text:p text:style-name="P8"><text:span text:style-name="T1"><text:tab/>cout&lt;&lt;"Enter Value for P1 : "&lt;&lt;endl;</text:span></text:p>
      <text:p text:style-name="P8"><text:span text:style-name="T1"><text:tab/>FILE *fd1=popen("./p1","r");</text:span></text:p>
      <text:p text:style-name="P8"><text:span text:style-name="T1"><text:tab/>wait(NULL);</text:span></text:p>
      <text:p text:style-name="P8"><text:span text:style-name="T1"><text:tab/>pfds[0].fd=fileno(fd1);</text:span></text:p>
      <text:p text:style-name="P8"><text:span text:style-name="T1"><text:tab/>pfds[0].events=POLLIN;</text:span></text:p>
      <text:p text:style-name="P8"><text:span text:style-name="T1"><text:tab/>pfds[0].revents=0;</text:span></text:p>
      <text:p text:style-name="P8"><text:span text:style-name="T1"><text:tab/>cout&lt;&lt;"Enter Value for P2 : "&lt;&lt;endl;</text:span></text:p>
      <text:p text:style-name="P8"><text:span text:style-name="T1"><text:tab/>FILE *fd2=popen("./p2","r");</text:span></text:p>
      <text:p text:style-name="P8"><text:span text:style-name="T1"><text:tab/>wait(NULL);</text:span></text:p>
      <text:p text:style-name="P8"><text:span text:style-name="T1"><text:tab/>pfds[1].fd=fileno(fd2);</text:span></text:p>
      <text:p text:style-name="P8"><text:span text:style-name="T1"><text:tab/>pfds[1].events=POLLIN;</text:span></text:p>
      <text:p text:style-name="P8"><text:span text:style-name="T1"><text:tab/>pfds[1].revents=0;</text:span></text:p>
      <text:p text:style-name="P8"><text:span text:style-name="T1"><text:tab/>cout&lt;&lt;"Enter Value for P3 : "&lt;&lt;endl;</text:span></text:p>
      <text:p text:style-name="P8"><text:span text:style-name="T1"><text:tab/>FILE *fd3=popen("./p3","r");</text:span></text:p>
      <text:p text:style-name="P8"><text:span text:style-name="T1"><text:tab/>wait(NULL);</text:span></text:p>
      <text:p text:style-name="P8"><text:soft-page-break/><text:span text:style-name="T1"><text:tab/>pfds[2].fd=fileno(fd3);</text:span></text:p>
      <text:p text:style-name="P8"><text:span text:style-name="T1"><text:tab/>pfds[2].events=POLLIN;</text:span></text:p>
      <text:p text:style-name="P8"><text:span text:style-name="T1"><text:tab/>pfds[2].revents=0;</text:span></text:p>
      <text:p text:style-name="P8"><text:span text:style-name="T1"><text:tab/>cout&lt;&lt;"Poling is Ready to start"&lt;&lt;endl;</text:span></text:p>
      <text:p text:style-name="P8"><text:span text:style-name="T1"><text:tab/>while(1)</text:span></text:p>
      <text:p text:style-name="P8"><text:span text:style-name="T1"><text:tab/>{</text:span></text:p>
      <text:p text:style-name="P8"><text:span text:style-name="T1"><text:tab/><text:tab/>int count = poll(pfds,3,500);</text:span></text:p>
      <text:p text:style-name="P8"><text:span text:style-name="T1"><text:tab/><text:tab/>cout&lt;&lt;count&lt;&lt;endl;</text:span></text:p>
      <text:p text:style-name="P8"><text:span text:style-name="T1"><text:tab/><text:tab/>if(count==-1)</text:span></text:p>
      <text:p text:style-name="P8"><text:span text:style-name="T1"><text:tab/><text:tab/>perror("poll error");</text:span></text:p>
      <text:p text:style-name="P8"><text:span text:style-name="T1"><text:tab/><text:tab/>else if(count==0)</text:span></text:p>
      <text:p text:style-name="P8"><text:span text:style-name="T1"><text:tab/><text:tab/>printf("time out\n");</text:span></text:p>
      <text:p text:style-name="P8"><text:span text:style-name="T1"><text:tab/><text:tab/>else</text:span></text:p>
      <text:p text:style-name="P8"><text:span text:style-name="T1"><text:tab/><text:tab/>{</text:span></text:p>
      <text:p text:style-name="P8"><text:span text:style-name="T1"><text:tab/><text:tab/><text:tab/>int c=0;</text:span></text:p>
      <text:p text:style-name="P8"><text:span text:style-name="T1"><text:tab/><text:tab/><text:tab/>int free=0;</text:span></text:p>
      <text:p text:style-name="P8"><text:span text:style-name="T1"><text:tab/><text:tab/><text:tab/>for(int i=0;i&lt;3;i++)</text:span></text:p>
      <text:p text:style-name="P8"><text:span text:style-name="T1"><text:tab/><text:tab/><text:tab/>{</text:span></text:p>
      <text:p text:style-name="P8"><text:span text:style-name="T1"><text:tab/><text:tab/><text:tab/><text:tab/>char ch[120];</text:span></text:p>
      <text:p text:style-name="P8"><text:span text:style-name="T1"><text:tab/><text:tab/><text:tab/><text:tab/>if(pfds[i].revents &amp;&amp; POLLIN &amp;&amp; (c=read(pfds[i].fd,ch,120))&gt;0)</text:span></text:p>
      <text:p text:style-name="P8"><text:span text:style-name="T1"><text:tab/><text:tab/><text:tab/><text:tab/>{<text:tab/></text:span></text:p>
      <text:p text:style-name="P8"><text:span text:style-name="T1"><text:tab/><text:tab/><text:tab/><text:tab/><text:tab/>write(1,ch,c);</text:span></text:p>
      <text:p text:style-name="P8"><text:span text:style-name="T1"><text:tab/><text:tab/><text:tab/><text:tab/><text:tab/>cout&lt;&lt;"\t From Process "&lt;&lt;i+1&lt;&lt;endl;</text:span></text:p>
      <text:p text:style-name="P8"><text:span text:style-name="T1"><text:tab/><text:tab/><text:tab/><text:tab/><text:tab/>pfds[i].revents=0;</text:span></text:p>
      <text:p text:style-name="P8"><text:span text:style-name="T1"><text:tab/><text:tab/><text:tab/><text:tab/>}</text:span></text:p>
      <text:p text:style-name="P8"><text:span text:style-name="T1"><text:tab/><text:tab/><text:tab/><text:tab/>else</text:span></text:p>
      <text:p text:style-name="P8"><text:span text:style-name="T1"><text:tab/><text:tab/><text:tab/><text:tab/>free++;</text:span></text:p>
      <text:p text:style-name="P8"><text:span text:style-name="T1"><text:tab/><text:tab/><text:tab/>}</text:span></text:p>
      <text:p text:style-name="P8"><text:span text:style-name="T1"><text:tab/><text:tab/><text:tab/>if(free == 3)</text:span></text:p>
      <text:p text:style-name="P8"><text:span text:style-name="T1"><text:tab/><text:tab/><text:tab/>break;</text:span></text:p>
      <text:p text:style-name="P8"><text:span text:style-name="T1"><text:tab/><text:tab/>}</text:span></text:p>
      <text:p text:style-name="P8"><text:span text:style-name="T1"/></text:p>
      <text:p text:style-name="P9"><text:span text:style-name="T1">readv</text:span></text:p>
      <text:p text:style-name="P9"><text:span text:style-name="T1"/></text:p>
      <text:p text:style-name="P10"><text:span text:style-name="T4"><text:tab/></text:span><text:span text:style-name="T11">ssize_t readv(int </text:span><text:span text:style-name="T15">fd</text:span><text:span text:style-name="T11">, const struct iovec *</text:span><text:span text:style-name="T15">iov</text:span><text:span text:style-name="T11">, int </text:span><text:span text:style-name="T15">iovcnt</text:span><text:span text:style-name="T11">);</text:span><text:span text:style-name="T13">x</text:span></text:p>
      <text:p text:style-name="P10"><text:span text:style-name="T11"/></text:p>
      <text:p text:style-name="P9"><text:span text:style-name="T1">writev</text:span></text:p>
      <text:p text:style-name="P9"><text:span text:style-name="T17"><text:tab/></text:span><text:span text:style-name="T11">ssize_t writev(int </text:span><text:span text:style-name="T15">fd</text:span><text:span text:style-name="T11">, const struct iovec *</text:span><text:span text:style-name="T15">iov</text:span><text:span text:style-name="T11">, int </text:span><text:span text:style-name="T15">iovcnt</text:span><text:span text:style-name="T11">);</text:span></text:p>
      <text:p text:style-name="P9"><text:span text:style-name="T11"/></text:p>
      <text:p text:style-name="P9"><text:span text:style-name="T11"/></text:p>
      <text:p text:style-name="P10"><text:span text:style-name="T12"><text:tab/></text:span><text:span text:style-name="T11"> </text:span><text:span text:style-name="T14">char *str0 = "hello ";</text:span></text:p>
      <text:p text:style-name="P1"><text:s text:c="11"/><text:span text:style-name="T9">char *str1 = "world\n";</text:span></text:p>
      <text:p text:style-name="P1"><text:s text:c="11"/><text:span text:style-name="T9">struct iovec iov[2];</text:span></text:p>
      <text:p text:style-name="P1"><text:s text:c="11"/><text:span text:style-name="T9">ssize_t nwritten;</text:span></text:p>
      <text:p text:style-name="P2"/>
      <text:p text:style-name="P1"><text:s text:c="11"/><text:span text:style-name="T9">iov[0].iov_base = str0;</text:span></text:p>
      <text:p text:style-name="P1"><text:s text:c="11"/><text:span text:style-name="T9">iov[0].iov_len = strlen(str0);</text:span></text:p>
      <text:p text:style-name="P1"><text:s text:c="11"/><text:span text:style-name="T9">iov[1].iov_base = str1;</text:span></text:p>
      <text:p text:style-name="P1"><text:s text:c="11"/><text:span text:style-name="T9">iov[1].iov_len = strlen(str1);</text:span></text:p>
      <text:p text:style-name="P2"/>
      <text:p text:style-name="P3"><text:s text:c="11"/><text:span text:style-name="T9">nwritten = writev(STDOUT_FILENO, iov, 2);</text:span></text:p>
      <text:p text:style-name="P11"><text:soft-page-break/><text:span text:style-name="T10">message_queue :</text:span></text:p>
      <text:p text:style-name="P11"><text:span text:style-name="T10"/></text:p>
      <text:p text:style-name="P11"><text:span text:style-name="T10">struct mymsg</text:span></text:p>
      <text:p text:style-name="P11"><text:span text:style-name="T10">{</text:span></text:p>
      <text:p text:style-name="P11"><text:span text:style-name="T10"><text:tab/>long mtype;</text:span></text:p>
      <text:p text:style-name="P11"><text:span text:style-name="T10"><text:tab/>char mdata[2048];<text:tab/></text:span></text:p>
      <text:p text:style-name="P11"><text:span text:style-name="T10">};</text:span></text:p>
      <text:p text:style-name="P11"><text:span text:style-name="T10"/></text:p>
      <text:p text:style-name="P11"><text:span text:style-name="T10">struct mymsg message[10];</text:span></text:p>
      <text:p text:style-name="P11"><text:span text:style-name="T10"><text:tab/>key_t key;</text:span></text:p>
      <text:p text:style-name="P11"><text:span text:style-name="T10"><text:tab/>key=ftok("message_queue",65);</text:span></text:p>
      <text:p text:style-name="P11"><text:span text:style-name="T10"><text:tab/>int msqid=msgget(key,0666|IPC_CREAT);</text:span></text:p>
      <text:p text:style-name="P11"><text:span text:style-name="T10"><text:tab/></text:span></text:p>
      <text:p text:style-name="P11"><text:span text:style-name="T10"><text:tab/>message[0].mtype=1;</text:span></text:p>
      <text:p text:style-name="P11"><text:span text:style-name="T10"><text:tab/>message[1].mtype=2;</text:span></text:p>
      <text:p text:style-name="P11"><text:span text:style-name="T10"><text:tab/>message[2].mtype=3;</text:span></text:p>
      <text:p text:style-name="P11"><text:span text:style-name="T10"><text:tab/>message[3].mtype=1;</text:span></text:p>
      <text:p text:style-name="P11"><text:span text:style-name="T10"><text:tab/>message[4].mtype=2;</text:span></text:p>
      <text:p text:style-name="P11"><text:span text:style-name="T10"><text:tab/>strcpy(message[0].mdata,"1_1_helloworld");</text:span></text:p>
      <text:p text:style-name="P11"><text:span text:style-name="T10"><text:tab/>strcpy(message[1].mdata,"2_2_helloworld");</text:span></text:p>
      <text:p text:style-name="P11"><text:span text:style-name="T10"><text:tab/>strcpy(message[2].mdata,"3_3_helloworld");</text:span></text:p>
      <text:p text:style-name="P11"><text:span text:style-name="T10"><text:tab/>strcpy(message[3].mdata,"4_1_helloworld");</text:span></text:p>
      <text:p text:style-name="P11"><text:span text:style-name="T10"><text:tab/>strcpy(message[4].mdata,"5_2_helloworld");</text:span></text:p>
      <text:p text:style-name="P11"><text:span text:style-name="T10"><text:tab/></text:span></text:p>
      <text:p text:style-name="P11"><text:span text:style-name="T10"><text:tab/></text:span></text:p>
      <text:p text:style-name="P11"><text:span text:style-name="T10"><text:tab/>for(int i=0;i&lt;5;i++)</text:span></text:p>
      <text:p text:style-name="P11"><text:span text:style-name="T10"><text:tab/>{</text:span></text:p>
      <text:p text:style-name="P11"><text:span text:style-name="T10"><text:tab/><text:tab/>struct mymsg * msg;</text:span></text:p>
      <text:p text:style-name="P11"><text:span text:style-name="T10"><text:tab/><text:tab/>msg=new struct mymsg;</text:span></text:p>
      <text:p text:style-name="P11"><text:span text:style-name="T10"><text:tab/><text:tab/>msg-&gt;mtype=message[i].mtype;</text:span></text:p>
      <text:p text:style-name="P11"><text:span text:style-name="T10"><text:tab/><text:tab/>strcpy(msg-&gt;mdata,message[i].mdata);</text:span></text:p>
      <text:p text:style-name="P11"><text:span text:style-name="T10"><text:tab/><text:tab/>msgsnd(msqid,msg,sizeof(msg-&gt;mdata), 0);</text:span></text:p>
      <text:p text:style-name="P11"><text:span text:style-name="T10"><text:tab/></text:span></text:p>
      <text:p text:style-name="P11"><text:span text:style-name="T10"><text:tab/>}</text:span></text:p>
      <text:p text:style-name="P11"><text:span text:style-name="T10"/></text:p>
      <text:p text:style-name="P11"><text:span text:style-name="T10"><text:tab/>msgrcv(msqid, msg, sizeof(msg-&gt;mdata), type, 0); </text:span></text:p>
      <text:p text:style-name="P6"><text:span text:style-name="T1"/></text:p>
      <text:p text:style-name="P6"><text:span text:style-name="T1"/></text:p>
      <text:p text:style-name="P12"><text:span text:style-name="T1">semaphores:</text:span></text:p>
      <text:p text:style-name="P12"><text:span text:style-name="T1"/></text:p>
      <text:p text:style-name="P12"><text:span text:style-name="T1"/></text:p>
      <text:p text:style-name="P12"><text:span text:style-name="T1">const char* sem_1="s1"; </text:span></text:p>
      <text:p text:style-name="P12"><text:span text:style-name="T1">const char* sem_4="f";</text:span></text:p>
      <text:p text:style-name="P12"><text:span text:style-name="T1">const char* sem_2="s2"; </text:span></text:p>
      <text:p text:style-name="P12"><text:span text:style-name="T1">const char* sem_3="s3";</text:span></text:p>
      <text:p text:style-name="P12"><text:span text:style-name="T1"/></text:p>
      <text:p text:style-name="P12"><text:span text:style-name="T1"/></text:p>
      <text:p text:style-name="P12"><text:span text:style-name="T1">int main()</text:span></text:p>
      <text:p text:style-name="P12"><text:span text:style-name="T1">{</text:span></text:p>
      <text:p text:style-name="P12"><text:span text:style-name="T1"><text:tab/> <text:s text:c="2"/></text:span></text:p>
      <text:p text:style-name="P12"><text:span text:style-name="T1"><text:s text:c="8"/><text:tab/>sem_unlink(sem_1);</text:span></text:p>
      <text:p text:style-name="P12"><text:span text:style-name="T1"><text:s text:c="8"/><text:tab/>sem_unlink(sem_2);</text:span></text:p>
      <text:p text:style-name="P12"><text:soft-page-break/><text:span text:style-name="T1"><text:s text:c="8"/><text:tab/>sem_unlink(sem_3);</text:span></text:p>
      <text:p text:style-name="P12"><text:span text:style-name="T1"><text:s text:c="8"/><text:tab/>sem_unlink(sem_4);</text:span></text:p>
      <text:p text:style-name="P12"><text:span text:style-name="T1"><text:s text:c="8"/><text:tab/></text:span></text:p>
      <text:p text:style-name="P12"><text:span text:style-name="T1"><text:tab/>sem_t *s1 = sem_open(sem_1,O_CREAT|O_EXCL,0666,0);</text:span></text:p>
      <text:p text:style-name="P12"><text:span text:style-name="T1"><text:tab/>sem_t *s = sem_open(sem_4,O_CREAT|O_EXCL,0666,0);</text:span></text:p>
      <text:p text:style-name="P12"><text:span text:style-name="T1"><text:tab/>sem_t *s2 = sem_open(sem_2,O_CREAT|O_EXCL,0666,0);</text:span></text:p>
      <text:p text:style-name="P12"><text:span text:style-name="T1"><text:tab/>sem_t *s3 = sem_open(sem_3,O_CREAT|O_EXCL,0666,0);</text:span></text:p>
      <text:p text:style-name="P12"><text:span text:style-name="T1"><text:tab/></text:span></text:p>
      <text:p text:style-name="P12"><text:span text:style-name="T1"><text:tab/>sem_wait(s);</text:span></text:p>
      <text:p text:style-name="P12"><text:span text:style-name="T1"><text:tab/>cout&lt;&lt;"p1"&lt;&lt;endl;</text:span></text:p>
      <text:p text:style-name="P12"><text:span text:style-name="T1"><text:tab/>sem_wait(s);</text:span></text:p>
      <text:p text:style-name="P12"><text:span text:style-name="T1"><text:tab/>cout&lt;&lt;"p2"&lt;&lt;endl;</text:span></text:p>
      <text:p text:style-name="P12"><text:span text:style-name="T1"><text:tab/>sem_wait(s);</text:span></text:p>
      <text:p text:style-name="P12"><text:span text:style-name="T1"><text:tab/>cout&lt;&lt;"p3"&lt;&lt;endl;</text:span></text:p>
      <text:p text:style-name="P12"><text:span text:style-name="T1"><text:tab/>sem_post(s1);</text:span></text:p>
      <text:p text:style-name="P12"><text:span text:style-name="T1"><text:tab/>sem_post(s2);</text:span></text:p>
      <text:p text:style-name="P12"><text:span text:style-name="T1"><text:tab/>sem_post(s3);</text:span></text:p>
      <text:p text:style-name="P13"><text:span text:style-name="T1">}</text:span></text:p>
      <text:p text:style-name="P13"><text:span text:style-name="T1"/></text:p>
      <text:p text:style-name="P13"><text:span text:style-name="T1">MKFIFO:</text:span></text:p>
      <text:p text:style-name="P13"><text:span text:style-name="T1"/></text:p>
      <text:p text:style-name="P13"><text:span text:style-name="T1">void * writethread(void *arg)</text:span></text:p>
      <text:p text:style-name="P13"><text:span text:style-name="T1">{</text:span></text:p>
      <text:p text:style-name="P13"><text:span text:style-name="T1"><text:tab/>while(1)</text:span></text:p>
      <text:p text:style-name="P13"><text:span text:style-name="T1"><text:tab/>{</text:span></text:p>
      <text:p text:style-name="P13"><text:span text:style-name="T1"><text:tab/><text:tab/>int fd=open("server",O_WRONLY);</text:span></text:p>
      <text:p text:style-name="P13"><text:span text:style-name="T1"><text:tab/><text:tab/>string s="";</text:span></text:p>
      <text:p text:style-name="P13"><text:span text:style-name="T1"><text:tab/><text:tab/>cout&lt;&lt;"\nenter message: ";</text:span></text:p>
      <text:p text:style-name="P13"><text:span text:style-name="T1"><text:tab/><text:tab/>getline(cin,s);</text:span></text:p>
      <text:p text:style-name="P13"><text:span text:style-name="T1"><text:tab/><text:tab/>s="C1:"+s;</text:span></text:p>
      <text:p text:style-name="P13"><text:span text:style-name="T1"><text:tab/><text:tab/>char *buff=&amp;s[0];</text:span></text:p>
      <text:p text:style-name="P13"><text:span text:style-name="T1"><text:tab/><text:tab/>write(fd,buff,s.length());</text:span></text:p>
      <text:p text:style-name="P13"><text:span text:style-name="T1"><text:tab/><text:tab/>close(fd);</text:span></text:p>
      <text:p text:style-name="P13"><text:span text:style-name="T1"><text:tab/>}</text:span></text:p>
      <text:p text:style-name="P13"><text:span text:style-name="T1">}</text:span></text:p>
      <text:p text:style-name="P13"><text:span text:style-name="T1">void * readthread(void *arg)</text:span></text:p>
      <text:p text:style-name="P13"><text:span text:style-name="T1">{</text:span></text:p>
      <text:p text:style-name="P13"><text:span text:style-name="T1"><text:tab/>while(1)</text:span></text:p>
      <text:p text:style-name="P13"><text:span text:style-name="T1"><text:tab/>{</text:span></text:p>
      <text:p text:style-name="P13"><text:span text:style-name="T1"><text:tab/>//<text:tab/>cout&lt;&lt;"hi"&lt;&lt;endl;</text:span></text:p>
      <text:p text:style-name="P13"><text:span text:style-name="T1"><text:tab/><text:tab/>int pd=open("client1",O_RDONLY);</text:span></text:p>
      <text:p text:style-name="P13"><text:span text:style-name="T1"><text:tab/><text:tab/>char ch[1024]={'\0'};</text:span></text:p>
      <text:p text:style-name="P13"><text:span text:style-name="T1"><text:tab/><text:tab/>read(pd, ch, 1024); </text:span></text:p>
      <text:p text:style-name="P13"><text:span text:style-name="T1"><text:tab/><text:tab/>string s(ch);</text:span></text:p>
      <text:p text:style-name="P13"><text:span text:style-name="T1"><text:tab/><text:tab/>if(s.length())</text:span></text:p>
      <text:p text:style-name="P13"><text:span text:style-name="T1"><text:tab/><text:tab/>cout&lt;&lt;"i'm c1,i read this message: "&lt;&lt;s&lt;&lt;endl;</text:span></text:p>
      <text:p text:style-name="P13"><text:span text:style-name="T1"><text:tab/><text:tab/>close(pd);</text:span></text:p>
      <text:p text:style-name="P13"><text:span text:style-name="T1"><text:tab/>}</text:span></text:p>
      <text:p text:style-name="P13"><text:span text:style-name="T1">}</text:span></text:p>
      <text:p text:style-name="P13"><text:span text:style-name="T1">int main()</text:span></text:p>
      <text:p text:style-name="P13"><text:span text:style-name="T1">{</text:span></text:p>
      <text:p text:style-name="P13"><text:span text:style-name="T1"><text:tab/>pthread_t t1,t2;</text:span></text:p>
      <text:p text:style-name="P13"><text:soft-page-break/><text:span text:style-name="T1"><text:tab/>mkfifo("server",0666);</text:span></text:p>
      <text:p text:style-name="P13"><text:span text:style-name="T1"><text:tab/>mkfifo("client1",0666);</text:span></text:p>
      <text:p text:style-name="P13"><text:span text:style-name="T1"><text:tab/>pthread_create(&amp;t1,NULL,readthread,NULL);</text:span></text:p>
      <text:p text:style-name="P13"><text:span text:style-name="T1"><text:tab/>pthread_create(&amp;t2,NULL,writethread,NULL);</text:span></text:p>
      <text:p text:style-name="P13"><text:span text:style-name="T1"><text:tab/>pthread_join(t1,NULL);</text:span></text:p>
      <text:p text:style-name="P13"><text:span text:style-name="T1"><text:tab/>pthread_join(t2,NULL);</text:span></text:p>
      <text:p text:style-name="P13"><text:span text:style-name="T1">}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Physical layer</text:span></text:p>
      <text:p text:style-name="P6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, courier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1:31:23.913864721</meta:creation-date>
    <dc:date>2021-02-25T14:02:04.556402131</dc:date>
    <meta:editing-duration>PT8M35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6" meta:paragraph-count="225" meta:word-count="392" meta:character-count="4200" meta:non-whitespace-character-count="3633"/>
  </office:meta>
</office:document-meta>
</file>